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</office:automatic-styles>
  <office:body>
    <office:text text:use-soft-page-breaks="true">
      <text:p text:style-name="P1">TEAM AMETHYST</text:p>
      <text:p text:style-name="Standard"/>
      <text:list text:style-name="LFO1" text:continue-numbering="true">
        <text:list-item>
          <text:p text:style-name="P2">Elizabeth: As a zoo keeper, I want a notification so I can know when to refill the animals'<text:s/>food.</text:p>
        </text:list-item>
        <text:list-item>
          <text:p text:style-name="P3">John:<text:s/>As a visitor, I want a schedule of when shows are so I can be there on time.</text:p>
        </text:list-item>
        <text:list-item>
          <text:p text:style-name="P4">John:<text:s/>As a manager, I want a database so I can schedule who works when.</text:p>
        </text:list-item>
        <text:list-item>
          <text:p text:style-name="P5">DONE: As a zoo keeper, I want a database to see when the animal was last bathed so I can know when they need another bath.</text:p>
        </text:list-item>
        <text:list-item>
          <text:p text:style-name="P6">As a visitor, I want a notification so I can know if an exhibit is closed.</text:p>
        </text:list-item>
        <text:list-item>
          <text:p text:style-name="P7">John:<text:s/>As an accountant, I want a count of how many tickets are purchased in a day so I can keep track of our profits</text:p>
        </text:list-item>
        <text:list-item>
          <text:p text:style-name="P8">Elizabeth: As an accountant, I want to keep track of<text:s/>which and how much food was eaten per day so I can calculate the cost.</text:p>
        </text:list-item>
        <text:list-item>
          <text:p text:style-name="P9">John:<text:s/>As a groundskeeper, I want to know which pens are broken so I can fix them quickly.</text:p>
        </text:list-item>
        <text:list-item>
          <text:p text:style-name="P10">As a zookeeper, I want a database so I can record an animal's status.</text:p>
        </text:list-item>
        <text:list-item>
          <text:p text:style-name="P11">John:<text:s/>As a visitor, I want to know when the peak hours of animals being out in the open are so I can plan when to visit the zoo.</text:p>
        </text:list-item>
        <text:list-item>
          <text:p text:style-name="P12">As a manager, I want a way to store reservations, so I can know how much room is needed for an event.</text:p>
        </text:list-item>
        <text:list-item>
          <text:p text:style-name="P13">DONE: As a Vet, I want a database, so I can store information<text:s/>about the medication the animals are on.</text:p>
        </text:list-item>
        <text:list-item>
          <text:p text:style-name="P14">John:<text:s/>As a Landscape Architect, I want a way to store landscaping plans, so I can expand the zoo later.</text:p>
        </text:list-item>
        <text:list-item>
          <text:p text:style-name="P15">Elizabeth: As a Small Mammal Biologist, I want a database to store what kinds of animals are in the zoo, so I know which meals to prepare.</text:p>
        </text:list-item>
        <text:list-item>
          <text:p text:style-name="P16">As an employee, I want controlled access to my payroll so not everyone can see it.</text:p>
        </text:list-item>
        <text:list-item>
          <text:p text:style-name="P17">As a gift shop manager, I want a system that stores how much we sell of an item in the gift shop so we can stock more of what's popular.</text:p>
        </text:list-item>
        <text:list-item>
          <text:p text:style-name="P18">As an accountant, I would like the software to automatically subtract the money we spend from our budget so I can keep track of how much money we have left.</text:p>
        </text:list-item>
        <text:list-item>
          <text:p text:style-name="P19">As an accountant, I want a program that will track and display profits over time so I can see trends.</text:p>
        </text:list-item>
        <text:list-item>
          <text:p text:style-name="P20">As a<text:s/>customer, I want a system where I can submit reviews so I can leave complaints if I need.</text:p>
        </text:list-item>
        <text:list-item>
          <text:p text:style-name="P21">As a visitor, I want a notification system so I can know if there is an emergency.</text:p>
        </text:list-item>
        <text:list-item>
          <text:p text:style-name="P22">As the marketing director, I want a program that tracks how often someone comes to<text:s/>the zoo so it can send them coupons after a certain amount of visits.</text:p>
        </text:list-item>
        <text:list-item>
          <text:p text:style-name="P23">As a CEO, I want to limit what information the customers can see so I can protect confidential information.</text:p>
        </text:list-item>
        <text:list-item>
          <text:p text:style-name="P24">As a manager, I want the default to be read-only access but to allow certain people to have write access to information that is relevant to their job so I can limit what people can edit.</text:p>
        </text:list-item>
        <text:list-item>
          <text:p text:style-name="P25">As a non-technical individual, I want a GUI system so I can easily navigate the software.</text:p>
        </text:list-item>
        <text:list-item>
          <text:p text:style-name="P26">As a someone who is involved with the zoo, I want this software to be available on multiple platforms so I can access it anywher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Sherman</dc:creator>
    <meta:creation-date>2018-01-04T19:49:00Z</meta:creation-date>
    <dc:date>2018-01-20T21:31:00Z</dc:date>
    <meta:template xlink:href="Normal" xlink:type="simple"/>
    <meta:editing-cycles>7</meta:editing-cycles>
    <meta:editing-duration>PT2700S</meta:editing-duration>
    <meta:document-statistic meta:page-count="1" meta:paragraph-count="5" meta:word-count="413" meta:character-count="2765" meta:row-count="19" meta:non-whitespace-character-count="2357"/>
  </office:meta>
</office:document-meta>
</file>